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3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September 2, 1893./</text:p>
      <text:p text:style-name="P2">Honorable Joseph Blumenthal:/</text:p>
      <text:p text:style-name="P2"><text:tab/>My dear Sir:/</text:p>
      <text:p text:style-name="P2"><text:tab/><text:tab/>The feeble state of my health has stood/ between me and the performance of an important but most pleas-/urable duty. <text:s/>I fear that I will not be able to discharge it in/ any degree, till the expiration of the coming holidays. <text:s/>In/ the course of my correspondence with Mr. Max Cohen, I heard that/ the application of Nathan Wolf of Baltimore was favorably en-/tertained by yourself and your colleagues. <text:s/>I wrote to Dr. Frieden-/wald on the matter, and the lad was just examined by me in the/ presence of his brother. <text:s/>He seems steady, anxious to learn and/ promises to do us justice by his religious deportment. <text:s/>His/ English is very imperfect, for he has been in America only one/ year, but by <text:soft-page-break/>application he may improve fast. <text:s/>I hope so. <text:s/>Let/ him attend the Preparatory class. <text:s/>Dr. Wolf begs that his brother/ may live in the Seminary building, and that you take the trouble/ to have him admitted into a secular school./</text:p>
      <text:p text:style-name="P2"><text:tab/>I said that with regard to that, I can/ exercise no control, but advised the gentleman to address you./</text:p>
      <text:p text:style-name="P2"><text:tab/>He, no doubt, will write. <text:s/>I hope that the/ institution is now in good working order. <text:s/>My correspondence with/ Mr. Max Cohen led me to request Dr. Drachman (confidentially said)/ to agree to the arrangements made for the tuition of the classes,/ though more hours be demanded at his hands than heretofore. <text:s/>I/ trust that he has acquiesced./</text:p>
      <text:p text:style-name="P2"><text:tab/>The gentleman whom Dr. Kohut desired to take/ charge of some of our students in Biblic lore, has accepted a posi-/tion at Vienna. <text:s/>Perhaps, better so. <text:s/>During July and August, I did/ not receive the monthly allowance for my two pupils. <text:s/>True, I did/ not teach them, but that was not their fault. <text:s/>If you think it pro-/per, you may remit for three months, notwithstanding that I scarcely/ can expect to import to them any knowledge in September. <text:s/>I am glad/ to state that Isaac Husic, will enter the University, and that his/ health has improved very much./</text:p>
      <text:p text:style-name="P2"><text:tab/>Wishing you happy returns of the ensuing/ Holy days, I remain/ Yours very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2:13:49.28</meta:creation-date>
    <meta:document-statistic meta:table-count="0" meta:image-count="0" meta:object-count="0" meta:page-count="3" meta:paragraph-count="72" meta:word-count="532" meta:character-count="3385"/>
    <dc:date>2011-12-15T12:30:06.93</dc:date>
    <dc:creator>Penn Libraries</dc:creator>
    <meta:editing-duration>PT00H01M07S</meta:editing-duration>
    <meta:editing-cycles>1</meta:editing-cycles>
    <meta:generator>OpenOffice.org/3.2$Win32 OpenOffice.org_project/320m12$Build-9483</meta:generator>
  </office:meta>
</office:document-meta>
</file>